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38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268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P1" style:family="paragraph">
      <loext:graphic-properties draw:fill="solid" draw:fill-color="#ffff38"/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cm" svg:height="0.2cm" svg:x="1.1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1.3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1.7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1.9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2.1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2.3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2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2.7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2.9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3.1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3.3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3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3.7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3.9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4.1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4.3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4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4.7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4.9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5.1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5.3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5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5.7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5.9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6.1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6.3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6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6.7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6.9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7.1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7.3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7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7.7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7.9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8.1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8.3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8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8.7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8.9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9.1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9.3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9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9.7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1.1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1.3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1.5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1.7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1.9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2.1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2.3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2.5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2.7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2.9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3.1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3.3cm" svg:y="2.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222cm" svg:height="0.725cm" svg:x="3.475cm" svg:y="2.017cm">
          <draw:text-box>
            <text:p text:style-name="P3">12</text:p>
          </draw:text-box>
        </draw:frame>
        <draw:frame draw:style-name="gr3" draw:text-style-name="P4" draw:layer="layout" svg:width="2.222cm" svg:height="0.725cm" svg:x="10.025cm" svg:y="1.252cm">
          <draw:text-box>
            <text:p text:style-name="P3">44</text:p>
          </draw:text-box>
        </draw:frame>
        <draw:line draw:style-name="gr4" draw:text-style-name="P5" draw:layer="layout" svg:x1="1cm" svg:y1="5.022cm" svg:x2="13.7cm" svg:y2="5.022cm">
          <text:p/>
        </draw:line>
        <draw:custom-shape draw:style-name="gr1" draw:text-style-name="P1" draw:layer="layout" svg:width="0.2cm" svg:height="0.2cm" svg:x="1.1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1.3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1.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1.7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1.9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2.1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2.3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2.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2.7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2.9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3.1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3.3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3.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3.7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3.9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4.1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4.3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4.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4.7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4.9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5.1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5.3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5.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5.7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5.9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6.1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6.3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6.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6.7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6.9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7.1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7.3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7.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7.7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7.9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8.1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8.3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8.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8.7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8.9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9.1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9.3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9.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9.7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7.5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7.7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7.9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8.1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8.3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8.5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8.7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8.9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9.1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9.3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9.5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9.7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5.1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5.3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5.5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5.7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5.9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6.1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6.3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6.5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6.7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6.9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7.1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7.3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2.7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2.9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3.1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3.3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3.5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3.7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3.9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4.1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4.3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4.5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4.7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4.9cm" svg:y="3.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357cm" svg:height="1.199cm" svg:x="10.343cm" svg:y="3.553cm">
          <draw:text-box>
            <text:p text:style-name="P3"><text:span text:style-name="T1">44 </text:span><text:span text:style-name="T2">mod 12 = 8</text:span></text:p>
          </draw:text-box>
        </draw:frame>
        <draw:line draw:style-name="gr4" draw:text-style-name="P5" draw:layer="layout" svg:x1="1cm" svg:y1="3.022cm" svg:x2="13.7cm" svg:y2="3.022cm">
          <text:p/>
        </draw:line>
        <draw:custom-shape draw:style-name="gr2" draw:text-style-name="P2" draw:layer="layout" svg:width="0.2cm" svg:height="0.2cm" svg:x="1.1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1.3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1.5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1.7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1.9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2.1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2.3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2.5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2.7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2.9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3.1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3.3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1.9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2.1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2.3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2.5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2.7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2.9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3.1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3.3cm" svg:y="5.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04cm" svg:height="1.199cm" svg:x="3.625cm" svg:y="5.254cm">
          <draw:text-box>
            <text:p text:style-name="P3"><text:span text:style-name="T1">12 </text:span><text:span text:style-name="T2">mod 8 = 4</text:span></text:p>
          </draw:text-box>
        </draw:frame>
        <draw:line draw:style-name="gr4" draw:text-style-name="P5" draw:layer="layout" svg:x1="1cm" svg:y1="6.222cm" svg:x2="13.7cm" svg:y2="6.222cm">
          <text:p/>
        </draw:line>
        <draw:custom-shape draw:style-name="gr1" draw:text-style-name="P1" draw:layer="layout" svg:width="0.2cm" svg:height="0.2cm" svg:x="1.1cm" svg:y="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1.3cm" svg:y="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1.5cm" svg:y="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1.7cm" svg:y="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1.9cm" svg:y="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2.1cm" svg:y="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2.3cm" svg:y="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2.5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1.9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2.1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2.3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2.5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1.1cm" svg:y="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1.3cm" svg:y="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1.5cm" svg:y="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1.7cm" svg:y="6.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04cm" svg:height="1.199cm" svg:x="3.625cm" svg:y="6.355cm">
          <draw:text-box>
            <text:p text:style-name="P3">8 mod 4 = 0</text:p>
          </draw:text-box>
        </draw:frame>
        <draw:frame draw:style-name="gr5" draw:text-style-name="P4" draw:layer="layout" svg:width="3.857cm" svg:height="1.199cm" svg:x="9.843cm" svg:y="6.356cm">
          <draw:text-box>
            <text:p text:style-name="P3"><text:span text:style-name="T2">⇒ </text:span><text:span text:style-name="T2">gcd(44, 12) = 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2T08:33:53.480008377</meta:creation-date>
    <dc:date>2021-11-02T08:51:27.278041605</dc:date>
    <meta:editing-duration>PT6M53S</meta:editing-duration>
    <meta:editing-cycles>2</meta:editing-cycles>
    <meta:generator>LibreOffice/7.1.6.2$Linux_X86_64 LibreOffice_project/10$Build-2</meta:generator>
    <meta:document-statistic meta:object-count="181"/>
  </office:meta>
</office:document-meta>
</file>